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91706100402901</text:p>
          </table:table-cell>
          <table:table-cell office:value-type="string" calcext:value-type="string">
            <text:p>2025-01-10 17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16056" calcext:value-type="float">
            <text:p>49.21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06100402901</text:p>
          </table:table-cell>
          <table:table-cell office:value-type="string" calcext:value-type="string">
            <text:p>2024-01-03 21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16768" calcext:value-type="float">
            <text:p>48.81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06100402901</text:p>
          </table:table-cell>
          <table:table-cell office:value-type="string" calcext:value-type="string">
            <text:p>2023-01-11 20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52632" calcext:value-type="float">
            <text:p>49.25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06100402901</text:p>
          </table:table-cell>
          <table:table-cell office:value-type="string" calcext:value-type="string">
            <text:p>2022-01-12 17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93096" calcext:value-type="float">
            <text:p>48.39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06100402901</text:p>
          </table:table-cell>
          <table:table-cell office:value-type="string" calcext:value-type="string">
            <text:p>2021-01-07 19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68128" calcext:value-type="float">
            <text:p>48.26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06100402901</text:p>
          </table:table-cell>
          <table:table-cell office:value-type="string" calcext:value-type="string">
            <text:p>2020-01-07 15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20656" calcext:value-type="float">
            <text:p>47.92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06100402901</text:p>
          </table:table-cell>
          <table:table-cell office:value-type="string" calcext:value-type="string">
            <text:p>2019-01-24 16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71176" calcext:value-type="float">
            <text:p>48.27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06100402901</text:p>
          </table:table-cell>
          <table:table-cell office:value-type="string" calcext:value-type="string">
            <text:p>2018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8032" calcext:value-type="float">
            <text:p>48.2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06100402901</text:p>
          </table:table-cell>
          <table:table-cell office:value-type="string" calcext:value-type="string">
            <text:p>2016-12-28 17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87" calcext:value-type="float">
            <text:p>48.3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06100402901</text:p>
          </table:table-cell>
          <table:table-cell office:value-type="string" calcext:value-type="string">
            <text:p>2015-12-22 16:29:2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6696" calcext:value-type="float">
            <text:p>48.0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06100402901</text:p>
          </table:table-cell>
          <table:table-cell office:value-type="string" calcext:value-type="string">
            <text:p>2014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77984" calcext:value-type="float">
            <text:p>47.87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06100402901</text:p>
          </table:table-cell>
          <table:table-cell office:value-type="string" calcext:value-type="string">
            <text:p>2013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2224" calcext:value-type="float">
            <text:p>47.51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06100402901</text:p>
          </table:table-cell>
          <table:table-cell office:value-type="string" calcext:value-type="string">
            <text:p>2013-01-15 17:25:4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3732" calcext:value-type="float">
            <text:p>47.13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01" meta:object-count="0"/>
    <meta:user-defined meta:name="AppVersion">3.0</meta:user-defined>
  </office:meta>
</office:document-meta>
</file>